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TALKS ABOUT GIVING (6:1-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TALKS ABOUT GIVING (6:1-4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rules (6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rules (6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Give sincerely (6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Give secretly (6:2-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 TALKS ABOUT GIVING (6:1-4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rules (6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reward (6:4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MATTHEW 6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JESUS TALKS ABOUT GIVING (6:1-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JESUS TALKS ABOUT PRAYING (6:5-15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-title-Title-Slide" presentation:presentation-page-layout-name="Master1-PPL1" draw:id="Slide-261">
        <draw:frame draw:id="id100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JESUS TALKS ABOUT PRAYING (6:5-15)<text:s text:c="1"/></text:span><text:span text:style-name="a549" text:class-names=""/></text:p>
          </draw:text-box>
          <svg:title/>
          <svg:desc/>
        </draw:frame>
        <draw:frame draw:id="id101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Essentials in prayer (6:5-8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7" draw:style-name="a557" draw:master-page-name="Master1-Layout1-title-Title-Slide" presentation:presentation-page-layout-name="Master1-PPL1" draw:id="Slide-262">
        <draw:frame draw:id="id102" presentation:style-name="a561" draw:name="Title 1" svg:x="1.38in" svg:y="0.83in" svg:width="10.3in" svg:height="4.42in" presentation:class="title" presentation:placeholder="false">
          <draw:text-box>
            <text:p text:style-name="a560" text:class-names="" text:cond-style-name=""><text:span text:style-name="a558" text:class-names=""><text:s text:c="1"/>Essentials in prayer (6:5-8)<text:s text:c="1"/></text:span><text:span text:style-name="a559" text:class-names=""/></text:p>
          </draw:text-box>
          <svg:title/>
          <svg:desc/>
        </draw:frame>
        <draw:frame draw:id="id103" presentation:style-name="a566" draw:name="Subtitle 2" svg:x="1.38in" svg:y="5.25in" svg:width="10.3in" svg:height="1.85in" presentation:class="subtitle" presentation:placeholder="false">
          <draw:text-box>
            <text:p text:style-name="a563" text:class-names="" text:cond-style-name=""><text:span text:style-name="a562" text:class-names=""><text:s text:c="1"/>Prayers God rejects (6:5, 7-8)<text:s text:c="1"/></text:span></text:p>
            <text:p text:style-name="a565" text:class-names="" text:cond-style-name=""><text:span text:style-name="a564" text:class-names=""/></text:p>
          </draw:text-box>
          <svg:title/>
          <svg:desc/>
        </draw:frame>
      </draw:page>
      <draw:page draw:name="Slide8" draw:style-name="a567" draw:master-page-name="Master1-Layout12-tx-Title-and-Text" presentation:presentation-page-layout-name="Master1-PPL12" draw:id="Slide-263">
        <draw:frame draw:id="id104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Prayers God rejects (6:5, 7-8)<text:s text:c="1"/></text:span><text:span text:style-name="a569" text:class-names=""/></text:p>
          </draw:text-box>
          <svg:title/>
          <svg:desc/>
        </draw:frame>
        <draw:frame draw:id="id105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Boasting prayers (6: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Babbling prayers (6:7-8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9" draw:style-name="a582" draw:master-page-name="Master1-Layout12-tx-Title-and-Text" presentation:presentation-page-layout-name="Master1-PPL12" draw:id="Slide-264">
        <draw:frame draw:id="id106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Essentials in prayer (6:5-8)<text:s text:c="1"/></text:span><text:span text:style-name="a584" text:class-names=""/></text:p>
          </draw:text-box>
          <svg:title/>
          <svg:desc/>
        </draw:frame>
        <draw:frame draw:id="id107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Prayers God rejects (6:5, 7-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Prayers God receives (6: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0" draw:style-name="a597" draw:master-page-name="Master1-Layout12-tx-Title-and-Text" presentation:presentation-page-layout-name="Master1-PPL12" draw:id="Slide-265">
        <draw:frame draw:id="id108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JESUS TALKS ABOUT PRAYING (6:5-15)<text:s text:c="1"/></text:span><text:span text:style-name="a599" text:class-names=""/></text:p>
          </draw:text-box>
          <svg:title/>
          <svg:desc/>
        </draw:frame>
        <draw:frame draw:id="id109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Essentials in prayer (6:5-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Elements in prayer (6:9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1" draw:style-name="a612" draw:master-page-name="Master1-Layout13-twoColTx-Title-and-2-Column-Text" presentation:presentation-page-layout-name="Master1-PPL13" draw:id="Slide-266">
        <draw:frame draw:id="id110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Elements in prayer (6:9-15):<text:s text:c="1"/></text:span><text:span text:style-name="a614" text:class-names=""/></text:p>
          </draw:text-box>
          <svg:title/>
          <svg:desc/>
        </draw:frame>
        <draw:frame draw:id="id111" presentation:style-name="a632" draw:name="Text Placeholder 2" svg:x="1.38021in" svg:y="2in" svg:width="4.61632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Faith (6:9a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Worship (6:9b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xpectation (6:10a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Submission (6:10b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frame draw:id="id112" presentation:style-name="a651" draw:name="Text Placeholder 3" svg:x="6.16319in" svg:y="2in" svg:width="4.61632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Petition (6:1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Confession (6:12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Compassion (6:12b, see also 14-15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Dependence (6:13a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Acknowledgment (6:13b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ESUS TALKS ABOUT PRAYING (6:5-15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Essentials in prayer (6:5-8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Elements in prayer (6:9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3" draw:style-name="a667" draw:master-page-name="Master1-Layout12-tx-Title-and-Text" presentation:presentation-page-layout-name="Master1-PPL12" draw:id="Slide-268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MATTHEW 6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JESUS TALKS ABOUT GIVING (6:1-4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JESUS TALKS ABOUT PRAYING (6:5-15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JESUS TALKS ABOUT FASTING (6:16-1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4" draw:style-name="a685" draw:master-page-name="Master1-Layout12-tx-Title-and-Text" presentation:presentation-page-layout-name="Master1-PPL12" draw:id="Slide-269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JESUS TALKS ABOUT FASTING (6:16-18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By hypocrites (6:16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By the humble (6:17-18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2-tx-Title-and-Text" presentation:presentation-page-layout-name="Master1-PPL12" draw:id="Slide-270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MATTHEW 6</text:span><text:span text:style-name="a702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JESUS TALKS ABOUT GIVING (6:1-4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JESUS TALKS ABOUT PRAYING (6:5-15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JESUS TALKS ABOUT FASTING (6:16-1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JESUS TALKS ABOUT TREASURES (6:19-24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6" draw:style-name="a721" draw:master-page-name="Master1-Layout12-tx-Title-and-Text" presentation:presentation-page-layout-name="Master1-PPL12" draw:id="Slide-271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ESUS TALKS ABOUT TREASURES (6:19-24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Earthly treasures are insecure and corruptible (6:19, 22-24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Heavenly treasures are secure and incorruptible (6:20-21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7" draw:style-name="a736" draw:master-page-name="Master1-Layout12-tx-Title-and-Text" presentation:presentation-page-layout-name="Master1-PPL12" draw:id="Slide-272">
        <draw:frame draw:id="id123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MATTHEW 6</text:span><text:span text:style-name="a738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JESUS TALKS ABOUT GIVING (6:1-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JESUS TALKS ABOUT PRAYING (6:5-15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JESUS TALKS ABOUT FASTING (6:16-18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JESUS TALKS ABOUT TREASURES (6:19-24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JESUS TALKS ABOUT TRUSTING (6:25-34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8" draw:style-name="a760" draw:master-page-name="Master1-Layout12-tx-Title-and-Text" presentation:presentation-page-layout-name="Master1-PPL12" draw:id="Slide-273">
        <draw:frame draw:id="id125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JESUS TALKS ABOUT TRUSTING (6:25-34)<text:s text:c="1"/></text:span><text:span text:style-name="a762" text:class-names=""/></text:p>
          </draw:text-box>
          <svg:title/>
          <svg:desc/>
        </draw:frame>
        <draw:frame draw:id="id126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 information (6:25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 illustrations (6:26-30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19" draw:style-name="a775" draw:master-page-name="Master1-Layout12-tx-Title-and-Text" presentation:presentation-page-layout-name="Master1-PPL12" draw:id="Slide-274">
        <draw:frame draw:id="id127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illustrations (6:26-30)<text:s text:c="1"/></text:span><text:span text:style-name="a777" text:class-names=""/></text:p>
          </draw:text-box>
          <svg:title/>
          <svg:desc/>
        </draw:frame>
        <draw:frame draw:id="id128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Consider the birds (6:26-27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Consider the lilies (6:28-30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0" draw:style-name="a790" draw:master-page-name="Master1-Layout12-tx-Title-and-Text" presentation:presentation-page-layout-name="Master1-PPL12" draw:id="Slide-275">
        <draw:frame draw:id="id129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JESUS TALKS ABOUT TRUSTING (6:25-34)<text:s text:c="1"/></text:span><text:span text:style-name="a792" text:class-names=""/></text:p>
          </draw:text-box>
          <svg:title/>
          <svg:desc/>
        </draw:frame>
        <draw:frame draw:id="id130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information (6:25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illustrations (6:26-30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invitation (6:31-34): Put God in first place, and he will meet all your needs!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1" draw:style-name="a808" draw:master-page-name="Master1-Layout12-tx-Title-and-Text" presentation:presentation-page-layout-name="Master1-PPL12" draw:id="Slide-276">
        <draw:frame draw:id="id131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MATTHEW 6</text:span><text:span text:style-name="a810" text:class-names=""/></text:p>
          </draw:text-box>
          <svg:title/>
          <svg:desc/>
        </draw:frame>
        <draw:frame draw:id="id132" presentation:style-name="a831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JESUS TALKS ABOUT GIVING (6:1-4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JESUS TALKS ABOUT PRAYING (6:5-15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JESUS TALKS ABOUT FASTING (6:16-18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JESUS TALKS ABOUT TREASURES (6:19-24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JESUS TALKS ABOUT TRUSTING (6:25-34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6</dc:title>
    <meta:initial-creator>David STRICKLAND</meta:initial-creator>
    <dc:creator>David STRICKLAND</dc:creator>
    <meta:creation-date>2020-02-23T23:16:31Z</meta:creation-date>
    <dc:date>2020-02-23T23:16:31Z</dc:date>
    <meta:template xlink:href="BibleStudy" xlink:type="simple"/>
    <meta:editing-cycles>1</meta:editing-cycles>
    <meta:editing-duration>PT0S</meta:editing-duration>
    <meta:document-statistic meta:paragraph-count="76" meta:word-count="501"/>
  </office:meta>
</office:document-meta>
</file>